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1" svg:font-family="Arial"/>
    <style:font-face style:name="HelveticaNeue" svg:font-family="HelveticaNeue"/>
    <style:font-face style:name="OpenSymbol" svg:font-family="OpenSymbol"/>
    <style:font-face style:name="TimesNewRomanPSMT" svg:font-family="TimesNewRomanPSMT"/>
    <style:font-face style:name="Trebuchet MS" svg:font-family="'Trebuchet MS'"/>
    <style:font-face style:name="ArialMT" svg:font-family="ArialMT"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font-size="16pt" fo:language="fi" fo:country="FI" style:font-size-asian="16pt" style:font-size-complex="16pt"/>
    </style:style>
    <style:style style:name="P3" style:family="paragraph" style:parent-style-name="Standard">
      <style:paragraph-properties fo:text-align="justify" style:justify-single-word="false"/>
      <style:text-properties fo:language="fi" fo:country="FI"/>
    </style:style>
    <style:style style:name="P4" style:family="paragraph" style:parent-style-name="Standard">
      <style:paragraph-properties fo:text-align="justify" style:justify-single-word="false"/>
      <style:text-properties style:font-name="Arial" fo:font-size="12pt" fo:language="fi" fo:country="FI" style:font-size-asian="12pt" style:font-size-complex="12pt"/>
    </style:style>
    <style:style style:name="P5" style:family="paragraph" style:parent-style-name="Standard">
      <style:paragraph-properties fo:text-align="justify" style:justify-single-word="false"/>
      <style:text-properties style:font-name="Arial" fo:font-size="12pt" fo:language="fi" fo:country="FI" officeooo:paragraph-rsid="00181e32" style:font-size-asian="12pt" style:font-size-complex="12pt"/>
    </style:style>
    <style:style style:name="P6" style:family="paragraph" style:parent-style-name="Standard">
      <style:paragraph-properties fo:text-align="justify" style:justify-single-word="false"/>
      <style:text-properties style:font-name="Arial" fo:font-size="12pt" fo:language="fi" fo:country="FI" officeooo:rsid="00181e32" officeooo:paragraph-rsid="00181e32" style:font-size-asian="12pt" style:font-size-complex="12pt"/>
    </style:style>
    <style:style style:name="P7" style:family="paragraph" style:parent-style-name="Text_20_body">
      <style:paragraph-properties fo:line-height="150%" fo:background-color="transparent">
        <style:background-image/>
      </style:paragraph-properties>
      <style:text-properties style:font-name="Arial" fo:font-size="12pt" style:font-size-asian="12pt" style:font-size-complex="12pt"/>
    </style:style>
    <style:style style:name="P8" style:family="paragraph" style:parent-style-name="Text_20_body">
      <style:paragraph-properties fo:margin-top="0in" fo:margin-bottom="0in" style:contextual-spacing="false" fo:line-height="150%"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ffffff" style:font-size-asian="12pt" style:font-size-complex="12pt"/>
    </style:style>
    <style:style style:name="P9" style:family="paragraph" style:parent-style-name="Text_20_body">
      <style:paragraph-properties fo:margin-top="0in" fo:margin-bottom="0in" style:contextual-spacing="false" fo:line-height="150%"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text-align="justify" style:justify-single-word="false"/>
      <style:text-properties style:font-name="Arial" fo:font-size="12pt" fo:language="fi" fo:country="FI" officeooo:paragraph-rsid="00197d04" style:font-size-asian="12pt" style:font-size-complex="12pt"/>
    </style:style>
    <style:style style:name="P11" style:family="paragraph" style:parent-style-name="Text_20_body">
      <style:paragraph-properties fo:text-align="justify" style:justify-single-word="false"/>
      <style:text-properties style:use-window-font-color="true" style:font-name="Arial" fo:font-size="12pt" fo:language="fi" fo:country="FI" fo:font-style="normal" officeooo:rsid="001a0d5c" officeooo:paragraph-rsid="001a0d5c" style:font-name-asian="Verdana" style:font-size-asian="12pt" style:font-style-asian="normal" style:font-name-complex="Verdana" style:font-size-complex="12pt" style:font-style-complex="normal"/>
    </style:style>
    <style:style style:name="P12" style:family="paragraph" style:parent-style-name="Text_20_body">
      <style:paragraph-properties fo:margin-left="0in" fo:margin-right="0in" fo:margin-top="0in" fo:margin-bottom="0in" style:contextual-spacing="false" fo:line-height="150%" fo:text-align="justify" style:justify-single-word="false" fo:text-indent="0.5in" style:auto-text-indent="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ffffff" style:font-size-asian="12pt" style:font-size-complex="12pt"/>
    </style:style>
    <style:style style:name="P13" style:family="paragraph" style:parent-style-name="Text_20_body">
      <style:paragraph-properties fo:margin-left="0in" fo:margin-right="0in" fo:margin-top="0in" fo:margin-bottom="0in" style:contextual-spacing="false" fo:line-height="150%" fo:text-align="justify" style:justify-single-word="false" fo:text-indent="0.5in" style:auto-text-indent="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5in" style:auto-text-indent="false" fo:background-color="transparent" style:writing-mode="lr-tb">
        <style:background-image/>
      </style:paragraph-properties>
      <style:text-properties style:font-name="Arial" fo:font-size="12pt" fo:font-weight="normal" style:font-size-asian="12pt" style:font-size-complex="12pt"/>
    </style:style>
    <style:style style:name="P15" style:family="paragraph" style:parent-style-name="Standard">
      <style:paragraph-properties fo:margin-left="0.0508in" fo:margin-right="0in" fo:text-align="justify" style:justify-single-word="false" fo:text-indent="0in" style:auto-text-indent="false"/>
      <style:text-properties style:font-name="Arial" fo:font-size="12pt" fo:language="fi" fo:country="FI" style:font-size-asian="12pt" style:font-size-complex="12pt"/>
    </style:style>
    <style:style style:name="P16" style:family="paragraph" style:parent-style-name="Heading_20_1">
      <style:paragraph-properties fo:text-align="justify" style:justify-single-word="false"/>
      <style:text-properties fo:font-variant="normal" fo:text-transform="none" fo:color="#000000" style:text-line-through-style="none" style:font-name="Trebuchet MS" fo:font-size="11.8000001907349pt" fo:language="fi" fo:country="FI" fo:font-style="normal" style:text-underline-style="none" fo:font-weight="normal" officeooo:paragraph-rsid="002550f6" style:text-blinking="false" fo:background-color="transparent"/>
    </style:style>
    <style:style style:name="P17" style:family="paragraph" style:parent-style-name="Heading_20_1">
      <style:text-properties style:font-name="Arial" fo:font-size="16.1000003814697pt" fo:font-weight="normal" style:font-size-asian="16.1000003814697pt" style:font-weight-asian="normal" style:font-size-complex="16.1000003814697pt" style:font-weight-complex="normal"/>
    </style:style>
    <style:style style:name="P18" style:family="paragraph" style:parent-style-name="Heading_20_1">
      <style:paragraph-properties fo:break-before="page"/>
      <style:text-properties fo:font-weight="normal" style:font-weight-asian="normal" style:font-weight-complex="normal"/>
    </style:style>
    <style:style style:name="P19" style:family="paragraph" style:parent-style-name="Heading_20_1" style:master-page-name="First_20_Page">
      <style:paragraph-properties style:page-number="1" fo:break-before="page"/>
      <style:text-properties officeooo:paragraph-rsid="0046a064"/>
    </style:style>
    <style:style style:name="P20" style:family="paragraph" style:parent-style-name="Standard">
      <style:paragraph-properties fo:text-align="justify" style:justify-single-word="false"/>
      <style:text-properties fo:language="fi" fo:country="FI"/>
    </style:style>
    <style:style style:name="P21" style:family="paragraph" style:parent-style-name="Standard">
      <style:paragraph-properties fo:text-align="justify" style:justify-single-word="false"/>
      <style:text-properties officeooo:paragraph-rsid="004c0997"/>
    </style:style>
    <style:style style:name="P22" style:family="paragraph" style:parent-style-name="Standard" style:master-page-name="First_20_Page">
      <style:paragraph-properties fo:text-align="justify" style:justify-single-word="false" style:page-number="1"/>
      <style:text-properties fo:language="fi" fo:country="FI"/>
    </style:style>
    <style:style style:name="P23" style:family="paragraph" style:parent-style-name="Standard" style:master-page-name="Standard">
      <style:paragraph-properties fo:text-align="justify" style:justify-single-word="false" style:page-number="1" fo:break-before="page"/>
      <style:text-properties fo:language="fi" fo:country="FI" officeooo:paragraph-rsid="0047d3bf"/>
    </style:style>
    <style:style style:name="P24" style:family="paragraph" style:parent-style-name="Heading_20_2">
      <style:text-properties fo:font-size="12pt" style:font-size-asian="12pt" style:font-size-complex="12pt"/>
    </style:style>
    <style:style style:name="P25" style:family="paragraph" style:parent-style-name="Heading_20_2">
      <style:text-properties fo:font-size="12pt" officeooo:paragraph-rsid="002f530d" style:font-size-asian="12pt" style:font-size-complex="12pt"/>
    </style:style>
    <style:style style:name="P26" style:family="paragraph" style:parent-style-name="Heading_20_2">
      <style:text-properties fo:font-size="12pt" fo:font-style="normal" style:font-size-asian="12pt" style:font-style-asian="normal" style:font-size-complex="12pt" style:font-style-complex="normal"/>
    </style:style>
    <style:style style:name="P27" style:family="paragraph" style:parent-style-name="Heading_20_2">
      <style:paragraph-properties fo:margin-top="0.139in" fo:margin-bottom="0in" style:contextual-spacing="false" fo:line-height="150%"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P28" style:family="paragraph" style:parent-style-name="Heading_20_2">
      <style:paragraph-properties fo:margin-top="0.139in" fo:margin-bottom="0in" style:contextual-spacing="false"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P29" style:family="paragraph" style:parent-style-name="Text_20_body">
      <style:paragraph-properties fo:margin-left="0in" fo:margin-right="0in" fo:margin-top="0.0555in" fo:margin-bottom="0.0835in" style:contextual-spacing="false" fo:line-height="150%" fo:text-align="justify" style:justify-single-word="false" fo:text-indent="0.5in" style:auto-text-indent="false" fo:background-color="transparent" style:writing-mode="lr-tb">
        <style:background-image/>
      </style:paragraph-properties>
      <style:text-properties officeooo:paragraph-rsid="004db664"/>
    </style:style>
    <style:style style:name="P30" style:family="paragraph" style:parent-style-name="Text_20_body">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font-name="Arial1" fo:font-size="12pt" fo:font-style="normal" style:text-underline-style="none" fo:font-weight="normal" officeooo:paragraph-rsid="002efc81" style:text-blinking="false" fo:background-color="transparent" style:font-size-asian="12pt" style:font-size-complex="12pt"/>
    </style:style>
    <style:style style:name="P32" style:family="paragraph" style:parent-style-name="Text_20_body">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33" style:family="paragraph" style:parent-style-name="Text_20_body">
      <style:paragraph-properties fo:margin-left="0in" fo:margin-right="0in" fo:margin-top="0in" fo:margin-bottom="0in" style:contextual-spacing="false" fo:line-height="150%" fo:text-align="justify" style:justify-single-word="false" fo:text-indent="0.5in" style:auto-text-indent="false" style:writing-mode="lr-tb"/>
      <style:text-properties officeooo:paragraph-rsid="00375f6a"/>
    </style:style>
    <style:style style:name="P34" style:family="paragraph" style:parent-style-name="Text_20_body">
      <style:paragraph-properties fo:margin-left="0in" fo:margin-right="0in" fo:margin-top="0in" fo:margin-bottom="0in" style:contextual-spacing="false" fo:line-height="150%" fo:text-align="justify" style:justify-single-word="false" fo:text-indent="0.5in" style:auto-text-indent="false" fo:background-color="transparent" style:writing-mode="lr-tb">
        <style:background-image/>
      </style:paragraph-properties>
    </style:style>
    <style:style style:name="P35" style:family="paragraph" style:parent-style-name="Text_20_body">
      <style:paragraph-properties fo:margin-left="0in" fo:margin-right="0in" fo:margin-top="0in" fo:margin-bottom="0in" style:contextual-spacing="false" fo:line-height="150%" fo:text-align="justify" style:justify-single-word="false" fo:text-indent="0.5in" style:auto-text-indent="false" fo:background-color="transparent" style:writing-mode="lr-tb">
        <style:background-image/>
      </style:paragraph-properties>
      <style:text-properties officeooo:paragraph-rsid="0044b90f"/>
    </style:style>
    <style:style style:name="P36" style:family="paragraph" style:parent-style-name="Text_20_body">
      <style:paragraph-properties fo:margin-left="0in" fo:margin-right="0in" fo:margin-top="0in" fo:margin-bottom="0in" style:contextual-spacing="false" fo:line-height="150%" fo:text-align="justify" style:justify-single-word="false" fo:text-indent="0.5in" style:auto-text-indent="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margin-left="0in" fo:margin-right="0in" fo:margin-top="0in" fo:margin-bottom="0in" style:contextual-spacing="false" fo:line-height="150%" fo:text-align="justify" style:justify-single-word="false" fo:text-indent="0.5in" style:auto-text-indent="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officeooo:paragraph-rsid="0049df44" style:text-blinking="false" fo:background-color="transparent" style:font-size-asian="12pt" style:font-size-complex="12pt"/>
    </style:style>
    <style:style style:name="P38" style:family="paragraph" style:parent-style-name="Text_20_body">
      <style:paragraph-properties fo:margin-left="0in" fo:margin-right="0in" fo:margin-top="0in" fo:margin-bottom="0in" style:contextual-spacing="false" fo:line-height="150%" fo:text-align="justify" style:justify-single-word="false" fo:text-indent="0.5in" style:auto-text-indent="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ffffff" style:font-size-asian="12pt" style:font-size-complex="12pt"/>
    </style:style>
    <style:style style:name="P39" style:family="paragraph" style:parent-style-name="Text_20_body">
      <style:text-properties fo:font-size="12pt" style:font-size-asian="12pt" style:font-size-complex="12pt"/>
    </style:style>
    <style:style style:name="P40" style:family="paragraph" style:parent-style-name="Text_20_body">
      <style:text-properties officeooo:paragraph-rsid="002a5877"/>
    </style:style>
    <style:style style:name="P41" style:family="paragraph" style:parent-style-name="Text_20_body">
      <style:paragraph-properties fo:text-align="justify" style:justify-single-word="false"/>
      <style:text-properties style:font-name="Arial" fo:font-size="12pt" fo:language="fi" fo:country="FI" officeooo:paragraph-rsid="00197d04" style:font-size-asian="12pt" style:font-size-complex="12pt"/>
    </style:style>
    <style:style style:name="P42" style:family="paragraph" style:parent-style-name="Text_20_body" style:list-style-name="L1">
      <style:paragraph-properties fo:margin-top="0.0555in" fo:margin-bottom="0.0138in" style:contextual-spacing="false" fo:line-height="150%"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ffff00" style:font-size-asian="12pt" style:font-size-complex="12pt"/>
    </style:style>
    <style:style style:name="P43" style:family="paragraph" style:parent-style-name="Text_20_body" style:list-style-name="L1">
      <style:paragraph-properties fo:margin-top="0.0555in" fo:margin-bottom="0.0138in" style:contextual-spacing="false" fo:line-height="150%" fo:text-align="justify" style:justify-single-word="false" fo:background-color="transparent" style:writing-mode="lr-tb">
        <style:background-image/>
      </style:paragraph-properties>
      <style:text-properties fo:font-size="12pt" officeooo:paragraph-rsid="003d51dc" style:font-size-asian="12pt" style:font-size-complex="12pt"/>
    </style:style>
    <style:style style:name="P44" style:family="paragraph" style:parent-style-name="Text_20_body">
      <style:paragraph-properties fo:line-height="150%" fo:background-color="transparent">
        <style:background-image/>
      </style:paragraph-properties>
      <style:text-properties style:font-name="Arial" fo:font-size="12pt" style:font-size-asian="12pt" style:font-size-complex="12pt"/>
    </style:style>
    <style:style style:name="P45"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46"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margin-top="0in" fo:margin-bottom="0in" style:contextual-spacing="false" fo:line-height="150%" fo:text-align="justify" style:justify-single-word="false" style:writing-mode="lr-tb"/>
      <style:text-properties fo:font-size="12pt" fo:font-weight="normal" officeooo:paragraph-rsid="0035d6d1" style:font-size-asian="12pt" style:font-size-complex="12pt"/>
    </style:style>
    <style:style style:name="P48" style:family="paragraph" style:parent-style-name="Text_20_body">
      <style:paragraph-properties fo:margin-top="0in" fo:margin-bottom="0in" style:contextual-spacing="false" fo:line-height="150%" fo:text-align="justify" style:justify-single-word="false" style:writing-mode="lr-tb"/>
      <style:text-properties style:font-name="Arial" fo:font-size="12pt" fo:font-weight="normal" style:font-size-asian="12pt" style:font-size-complex="12pt"/>
    </style:style>
    <style:style style:name="P49" style:family="paragraph" style:parent-style-name="Text_20_body">
      <style:paragraph-properties fo:margin-top="0in" fo:margin-bottom="0in" style:contextual-spacing="false" fo:line-height="150%" fo:text-align="justify" style:justify-single-word="false" style:writing-mode="lr-tb"/>
      <style:text-properties style:font-name="Arial" fo:font-size="12pt" fo:font-weight="normal" officeooo:paragraph-rsid="002f530d" style:font-size-asian="12pt" style:font-size-complex="12pt"/>
    </style:style>
    <style:style style:name="P50" style:family="paragraph" style:parent-style-name="Text_20_body">
      <style:paragraph-properties fo:margin-top="0in" fo:margin-bottom="0in" style:contextual-spacing="false" fo:line-height="150%" fo:text-align="justify" style:justify-single-word="false" style:writing-mode="lr-tb"/>
      <style:text-properties style:font-name="Arial" fo:font-size="12pt" fo:font-weight="normal" officeooo:paragraph-rsid="00306e2f" style:font-size-asian="12pt" style:font-size-complex="12pt"/>
    </style:style>
    <style:style style:name="P51" style:family="paragraph" style:parent-style-name="Text_20_body">
      <style:paragraph-properties fo:margin-top="0in" fo:margin-bottom="0in" style:contextual-spacing="false" fo:line-height="150%" fo:text-align="justify" style:justify-single-word="false" style:writing-mode="lr-tb"/>
      <style:text-properties officeooo:paragraph-rsid="00306e2f"/>
    </style:style>
    <style:style style:name="P52" style:family="paragraph" style:parent-style-name="Text_20_body">
      <style:paragraph-properties fo:margin-top="0in" fo:margin-bottom="0in" style:contextual-spacing="false" fo:line-height="150%" fo:text-align="justify" style:justify-single-word="false" fo:background-color="transparent" style:writing-mode="lr-tb">
        <style:background-image/>
      </style:paragraph-properties>
      <style:text-properties officeooo:paragraph-rsid="003d51dc"/>
    </style:style>
    <style:style style:name="P53" style:family="paragraph" style:parent-style-name="Text_20_body">
      <style:paragraph-properties fo:margin-top="0in" fo:margin-bottom="0in" style:contextual-spacing="false" fo:line-height="150%"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ffffff" style:font-size-asian="12pt" style:font-size-complex="12pt"/>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writing-mode="lr-tb"/>
      <style:text-properties fo:font-variant="normal" fo:text-transform="none" fo:color="#000000" style:text-line-through-style="none" style:font-name="Arial1" fo:font-size="12pt" fo:font-style="normal" style:text-underline-style="none" fo:font-weight="normal" officeooo:paragraph-rsid="0035d6d1" style:text-blinking="false" fo:background-color="transparent" style:font-size-asian="12pt" style:font-size-complex="12pt"/>
    </style:style>
    <style:style style:name="P55" style:family="paragraph" style:parent-style-name="Text_20_body" style:list-style-name="L1">
      <style:paragraph-properties fo:margin-left="-0.4902in" fo:margin-right="0in" fo:margin-top="0.0555in" fo:margin-bottom="0.0138in" style:contextual-spacing="false" fo:line-height="150%" fo:text-align="justify" style:justify-single-word="false" fo:text-indent="0in" style:auto-text-indent="false" fo:background-color="transparent" style:writing-mode="lr-tb">
        <style:background-image/>
      </style:paragraph-properties>
      <style:text-properties officeooo:paragraph-rsid="003d51dc"/>
    </style:style>
    <style:style style:name="P56" style:family="paragraph" style:parent-style-name="Contents_20_2">
      <style:paragraph-properties>
        <style:tab-stops>
          <style:tab-stop style:position="6.1945in" style:type="right" style:leader-style="dotted" style:leader-text="."/>
        </style:tab-stops>
      </style:paragraph-properties>
    </style:style>
    <style:style style:name="P57" style:family="paragraph" style:parent-style-name="Contents_20_1">
      <style:paragraph-properties>
        <style:tab-stops>
          <style:tab-stop style:position="6.3909in" style:type="right" style:leader-style="dotted" style:leader-text="."/>
        </style:tab-stops>
      </style:paragraph-properties>
    </style:style>
    <style:style style:name="T1" style:family="text">
      <style:text-properties officeooo:rsid="00181e32"/>
    </style:style>
    <style:style style:name="T2" style:family="text">
      <style:text-properties officeooo:rsid="00197d04"/>
    </style:style>
    <style:style style:name="T3" style:family="text">
      <style:text-properties style:use-window-font-color="true" officeooo:rsid="00197d04" style:font-name-asian="Verdana" style:font-name-complex="Verdana"/>
    </style:style>
    <style:style style:name="T4" style:family="text">
      <style:text-properties style:use-window-font-color="true" fo:font-style="italic" officeooo:rsid="00197d04" style:font-name-asian="Verdana" style:font-style-asian="italic" style:font-name-complex="Verdana" style:font-style-complex="italic"/>
    </style:style>
    <style:style style:name="T5" style:family="text">
      <style:text-properties style:use-window-font-color="true" fo:font-style="normal" officeooo:rsid="00197d04" style:font-name-asian="Verdana" style:font-style-asian="normal" style:font-name-complex="Verdana" style:font-style-complex="normal"/>
    </style:style>
    <style:style style:name="T6" style:family="text">
      <style:text-properties fo:font-style="italic" officeooo:rsid="00181e32" style:font-style-asian="italic" style:font-style-complex="italic"/>
    </style:style>
    <style:style style:name="T7" style:family="text">
      <style:text-properties fo:font-style="italic" fo:font-weight="bold" style:font-style-asian="italic" style:font-style-complex="italic"/>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officeooo:rsid="002f530d" style:text-blinking="false" fo:background-color="transparent"/>
    </style:style>
    <style:style style:name="T10" style:family="text">
      <style:text-properties fo:font-variant="normal" fo:text-transform="none" fo:color="#000000" style:text-line-through-style="none" fo:font-style="normal" style:text-underline-style="none" officeooo:rsid="00306e2f" style:text-blinking="false" fo:background-color="transparent"/>
    </style:style>
    <style:style style:name="T11" style:family="text">
      <style:text-properties fo:font-variant="normal" fo:text-transform="none" fo:color="#000000" style:text-line-through-style="none" fo:font-style="normal" style:text-underline-style="none" officeooo:rsid="00398416" style:text-blinking="false" fo:background-color="transparent"/>
    </style:style>
    <style:style style:name="T12" style:family="text">
      <style:text-properties fo:font-variant="normal" fo:text-transform="none" fo:color="#000000" style:text-line-through-style="none" fo:font-style="normal" style:text-underline-style="none" officeooo:rsid="003a9f98" style:text-blinking="false" fo:background-color="transparent"/>
    </style:style>
    <style:style style:name="T13" style:family="text">
      <style:text-properties fo:font-variant="normal" fo:text-transform="none" fo:color="#000000" style:text-line-through-style="none" fo:font-style="normal" style:text-underline-style="none" officeooo:rsid="003ba4eb" style:text-blinking="false" fo:background-color="transparent"/>
    </style:style>
    <style:style style:name="T14" style:family="text">
      <style:text-properties fo:font-variant="normal" fo:text-transform="none" fo:color="#000000" style:text-line-through-style="none" fo:font-style="normal" style:text-underline-style="none" officeooo:rsid="003d51dc" style:text-blinking="false" fo:background-color="transparent"/>
    </style:style>
    <style:style style:name="T15" style:family="text">
      <style:text-properties fo:font-variant="normal" fo:text-transform="none" fo:color="#000000" style:text-line-through-style="none" fo:font-style="normal" style:text-underline-style="none" officeooo:rsid="003f4c32" style:text-blinking="false" fo:background-color="transparent"/>
    </style:style>
    <style:style style:name="T16" style:family="text">
      <style:text-properties fo:font-variant="normal" fo:text-transform="none" fo:color="#000000" style:text-line-through-style="none" fo:font-style="normal" style:text-underline-style="none" officeooo:rsid="0040e188" style:text-blinking="false" fo:background-color="transparent"/>
    </style:style>
    <style:style style:name="T17" style:family="text">
      <style:text-properties fo:font-variant="normal" fo:text-transform="none" fo:color="#000000" style:text-line-through-style="none" fo:font-style="normal" style:text-underline-style="none" officeooo:rsid="0041b82d" style:text-blinking="false" fo:background-color="transparent"/>
    </style:style>
    <style:style style:name="T18" style:family="text">
      <style:text-properties fo:font-variant="normal" fo:text-transform="none" fo:color="#000000" style:text-line-through-style="none" fo:font-style="normal" style:text-underline-style="none" officeooo:rsid="00423335" style:text-blinking="false" fo:background-color="transparent"/>
    </style:style>
    <style:style style:name="T19" style:family="text">
      <style:text-properties fo:font-variant="normal" fo:text-transform="none" fo:color="#000000" style:text-line-through-style="none" fo:font-style="normal" style:text-underline-style="none" officeooo:rsid="0042fcfe" style:text-blinking="false" fo:background-color="transparent"/>
    </style:style>
    <style:style style:name="T20" style:family="text">
      <style:text-properties fo:font-variant="normal" fo:text-transform="none" fo:color="#000000" style:text-line-through-style="none" fo:font-style="normal" style:text-underline-style="none" officeooo:rsid="00446e6a" style:text-blinking="false" fo:background-color="transparent"/>
    </style:style>
    <style:style style:name="T21" style:family="text">
      <style:text-properties fo:font-variant="normal" fo:text-transform="none" fo:color="#000000" style:text-line-through-style="none" fo:font-style="normal" style:text-underline-style="none" officeooo:rsid="0044b90f" style:text-blinking="false" fo:background-color="transparent"/>
    </style:style>
    <style:style style:name="T22" style:family="text">
      <style:text-properties fo:font-variant="normal" fo:text-transform="none" fo:color="#000000" style:text-line-through-style="none" fo:font-style="normal" style:text-underline-style="none" style:text-blinking="false" fo:background-color="#ffffff"/>
    </style:style>
    <style:style style:name="T23" style:family="text">
      <style:text-properties fo:font-variant="normal" fo:text-transform="none" fo:color="#000000" style:text-line-through-style="none" fo:font-style="normal" style:text-underline-style="none" style:text-blinking="false" fo:background-color="#ffff00"/>
    </style:style>
    <style:style style:name="T24" style:family="text">
      <style:text-properties fo:font-variant="normal" fo:text-transform="none" fo:color="#000000" style:text-line-through-style="none" fo:font-style="normal" style:text-underline-style="none" officeooo:rsid="004c0997" style:text-blinking="false" fo:background-color="#ffff00"/>
    </style:style>
    <style:style style:name="T25" style:family="text">
      <style:text-properties fo:font-variant="normal" fo:text-transform="none" fo:color="#000000" style:text-line-through-style="none" style:text-underline-style="none" style:text-blinking="false" fo:background-color="#ffffff"/>
    </style:style>
    <style:style style:name="T26"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T27" style:family="text">
      <style:text-properties fo:font-variant="normal" fo:text-transform="none" fo:color="#000000" style:text-line-through-style="none" style:font-name="Arial" fo:font-size="12pt" fo:font-style="normal" style:text-underline-style="none" fo:font-weight="normal" officeooo:rsid="0026389f" style:text-blinking="false" fo:background-color="transparent" style:font-size-asian="12pt" style:font-size-complex="12pt"/>
    </style:style>
    <style:style style:name="T28" style:family="text">
      <style:text-properties fo:font-variant="normal" fo:text-transform="none" fo:color="#000000" style:text-line-through-style="none" style:font-name="Arial" fo:font-size="12pt" fo:font-style="normal" style:text-underline-style="none" fo:font-weight="normal" officeooo:rsid="003485f7" style:text-blinking="false" fo:background-color="transparent" style:font-size-asian="12pt" style:font-size-complex="12pt"/>
    </style:style>
    <style:style style:name="T29"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T30" style:family="text">
      <style:text-properties fo:font-variant="normal" fo:text-transform="none" fo:color="#000000" style:text-line-through-style="none" style:font-name="Arial" fo:font-size="12pt" fo:font-style="normal" style:text-underline-style="none" fo:font-weight="normal" style:text-blinking="false" fo:background-color="#ffffff" style:font-size-asian="12pt" style:font-size-complex="12pt"/>
    </style:style>
    <style:style style:name="T31" style:family="text">
      <style:text-properties fo:font-variant="normal" fo:text-transform="none" fo:color="#000000" style:text-line-through-style="none" style:font-name="Arial" fo:font-size="12pt" fo:font-style="normal" style:text-underline-style="none" fo:font-weight="normal" officeooo:rsid="003d51dc" style:text-blinking="false" fo:background-color="#ffffff" style:font-size-asian="12pt" style:font-size-complex="12pt"/>
    </style:style>
    <style:style style:name="T32" style:family="text">
      <style:text-properties fo:font-variant="normal" fo:text-transform="none" fo:color="#000000" style:text-line-through-style="none" style:font-name="Arial" fo:font-size="12pt" fo:font-style="normal" style:text-underline-style="none" fo:font-weight="normal" style:text-blinking="false" fo:background-color="#ffff00" style:font-size-asian="12pt" style:font-size-complex="12pt"/>
    </style:style>
    <style:style style:name="T33" style:family="text">
      <style:text-properties fo:font-variant="normal" fo:text-transform="none" fo:color="#000000" style:text-line-through-style="none" style:font-name="Arial" fo:font-size="12pt" fo:font-style="normal" style:text-underline-style="none" fo:font-weight="normal" officeooo:rsid="003d51dc" style:text-blinking="false" fo:background-color="#ffff00" style:font-size-asian="12pt" style:font-size-complex="12pt"/>
    </style:style>
    <style:style style:name="T34" style:family="text">
      <style:text-properties fo:font-variant="normal" fo:text-transform="none" fo:color="#000000" style:text-line-through-style="none" style:font-name="Arial" fo:font-size="12pt" fo:font-style="normal" style:text-underline-style="none" fo:font-weight="normal" officeooo:rsid="004b3688" style:text-blinking="false" fo:background-color="#ffff00" style:font-size-asian="12pt" style:font-size-complex="12pt"/>
    </style:style>
    <style:style style:name="T35"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T36" style:family="text">
      <style:text-properties fo:font-variant="normal" fo:text-transform="none" fo:color="#000000" style:text-line-through-style="none" style:font-name="Arial" fo:font-size="12pt" fo:font-style="normal" style:text-underline-style="none" officeooo:rsid="003d51dc" style:text-blinking="false" fo:background-color="#ffffff" style:font-size-asian="12pt" style:font-size-complex="12pt"/>
    </style:style>
    <style:style style:name="T37" style:family="text">
      <style:text-properties fo:font-variant="normal" fo:text-transform="none" fo:color="#000000" style:text-line-through-style="none" style:font-name="Arial" fo:font-size="12pt" style:text-underline-style="none" fo:font-weight="normal" style:text-blinking="false" fo:background-color="#ffffff" style:font-size-asian="12pt" style:font-size-complex="12pt"/>
    </style:style>
    <style:style style:name="T38" style:family="text">
      <style:text-properties fo:font-variant="normal" fo:text-transform="none" fo:color="#000000" style:text-line-through-style="none" style:font-name="Arial" fo:font-style="normal" style:text-underline-style="none" fo:font-weight="normal" style:text-blinking="false" fo:background-color="#ffff00"/>
    </style:style>
    <style:style style:name="T39" style:family="text">
      <style:text-properties fo:font-variant="normal" fo:text-transform="none" fo:color="#000000" style:text-line-through-style="none" style:font-name="Arial" fo:font-style="normal" style:text-underline-style="none" fo:font-weight="bold" style:text-blinking="false" fo:background-color="#ffff00"/>
    </style:style>
    <style:style style:name="T40" style:family="text">
      <style:text-properties fo:font-variant="normal" fo:text-transform="none" fo:color="#000000" style:text-line-through-style="none" style:font-name="Arial1" fo:font-style="normal" style:text-underline-style="none" style:text-blinking="false" fo:background-color="transparent"/>
    </style:style>
    <style:style style:name="T41" style:family="text">
      <style:text-properties fo:font-variant="normal" fo:text-transform="none" fo:color="#000000" style:text-line-through-style="none" style:font-name="Arial1" fo:font-style="normal" style:text-underline-style="none" officeooo:rsid="002cf338" style:text-blinking="false" fo:background-color="transparent"/>
    </style:style>
    <style:style style:name="T42" style:family="text">
      <style:text-properties fo:font-variant="normal" fo:text-transform="none" fo:color="#000000" style:text-line-through-style="none" style:font-name="Arial1" fo:font-style="normal" style:text-underline-style="none" officeooo:rsid="002e59af" style:text-blinking="false" fo:background-color="transparent"/>
    </style:style>
    <style:style style:name="T43" style:family="text">
      <style:text-properties fo:font-variant="normal" fo:text-transform="none" fo:color="#000000" style:text-line-through-style="none" style:font-name="Arial1" fo:font-style="normal" style:text-underline-style="none" officeooo:rsid="0035d6d1" style:text-blinking="false" fo:background-color="transparent"/>
    </style:style>
    <style:style style:name="T44" style:family="text">
      <style:text-properties fo:font-variant="normal" fo:text-transform="none" fo:color="#000000" style:text-line-through-style="none" style:font-name="Arial1" fo:font-style="normal" style:text-underline-style="none" style:text-blinking="false" fo:background-color="#fff2cc"/>
    </style:style>
    <style:style style:name="T45" style:family="text">
      <style:text-properties fo:font-variant="normal" fo:text-transform="none" fo:color="#000000" style:text-line-through-style="none" style:font-name="Arial1" fo:font-size="12pt" fo:font-style="normal" style:text-underline-style="none" fo:font-weight="normal" officeooo:rsid="002efc81" style:text-blinking="false" fo:background-color="transparent" style:font-size-asian="12pt" style:font-size-complex="12pt"/>
    </style:style>
    <style:style style:name="T46" style:family="text">
      <style:text-properties fo:font-variant="normal" fo:text-transform="none" fo:color="#000000" style:text-line-through-style="none" style:font-name="Arial1" fo:font-size="12pt" fo:font-style="normal" style:text-underline-style="none" fo:font-weight="normal" officeooo:rsid="00375f6a" style:text-blinking="false" fo:background-color="transparent" style:font-size-asian="12pt" style:font-size-complex="12pt"/>
    </style:style>
    <style:style style:name="T47" style:family="text">
      <style:text-properties fo:font-variant="normal" fo:text-transform="none" fo:color="#000000" style:text-line-through-style="none" style:font-name="Arial1" fo:font-size="12pt" fo:font-style="normal" style:text-underline-style="none" fo:font-weight="normal" officeooo:rsid="002efc81" style:text-blinking="false" fo:background-color="transparent" style:font-size-asian="12pt" style:font-weight-asian="normal" style:font-size-complex="12pt" style:font-weight-complex="normal"/>
    </style:style>
    <style:style style:name="T48" style:family="text">
      <style:text-properties fo:font-variant="normal" fo:text-transform="none" fo:color="#000000" style:text-line-through-style="none" style:font-name="Arial" fo:font-size="16.1000003814697pt" fo:font-style="normal" style:text-underline-style="none" fo:font-weight="normal" style:text-blinking="false" fo:background-color="transparent" style:font-size-asian="16.1000003814697pt" style:font-weight-asian="normal" style:font-size-complex="16.1000003814697pt" style:font-weight-complex="normal"/>
    </style:style>
    <style:style style:name="T49" style:family="text">
      <style:text-properties fo:font-variant="normal" fo:text-transform="none" fo:color="#000000" style:text-line-through-style="none" style:font-name="Arial" fo:font-size="16.1000003814697pt" fo:font-style="normal" style:text-underline-style="none" fo:font-weight="normal" officeooo:rsid="00375f6a" style:text-blinking="false" fo:background-color="transparent" style:font-size-asian="16.1000003814697pt" style:font-weight-asian="normal" style:font-size-complex="16.1000003814697pt" style:font-weight-complex="normal"/>
    </style:style>
    <style:style style:name="T50" style:family="text">
      <style:text-properties fo:font-variant="normal" fo:text-transform="none" fo:color="#000000" style:text-line-through-style="none" style:font-name="Arial" fo:font-size="16.1000003814697pt" fo:font-style="normal" style:text-underline-style="none" fo:font-weight="normal" officeooo:rsid="0041b82d" style:text-blinking="false" fo:background-color="transparent" style:font-size-asian="16.1000003814697pt" style:font-weight-asian="normal" style:font-size-complex="16.1000003814697pt" style:font-weight-complex="normal"/>
    </style:style>
    <style:style style:name="T51" style:family="text">
      <style:text-properties fo:font-variant="normal" fo:text-transform="none" fo:color="#000000" style:text-line-through-style="none" style:font-name="Arial" fo:font-size="12pt" fo:font-style="normal" style:text-underline-style="none" fo:font-weight="normal" officeooo:rsid="00446e6a" style:text-blinking="false" fo:background-color="transparent" style:font-size-asian="12pt" style:font-size-complex="12pt"/>
    </style:style>
    <style:style style:name="T52" style:family="text">
      <style:text-properties fo:font-variant="normal" fo:text-transform="none" fo:color="#000000" style:text-line-through-style="none" style:font-name="Arial" fo:font-size="12pt" fo:font-style="normal" style:text-underline-style="none" fo:font-weight="normal" officeooo:rsid="0044b90f" style:text-blinking="false" fo:background-color="transparent" style:font-size-asian="12pt" style:font-size-complex="12pt"/>
    </style:style>
    <style:style style:name="T53" style:family="text">
      <style:text-properties fo:font-variant="normal" fo:text-transform="none" fo:color="#000000" style:text-line-through-style="none" style:font-name="Arial" fo:font-size="14pt" fo:font-style="normal" style:text-underline-style="none" fo:font-weight="normal" officeooo:rsid="002f530d" style:text-blinking="false" fo:background-color="transparent" style:font-size-asian="14pt" style:font-size-complex="14pt"/>
    </style:style>
    <style:style style:name="T54" style:family="text">
      <style:text-properties fo:background-color="transparent"/>
    </style:style>
    <style:style style:name="T55" style:family="text">
      <style:text-properties officeooo:rsid="0025af25" fo:background-color="transparent"/>
    </style:style>
    <style:style style:name="T56" style:family="text">
      <style:text-properties officeooo:rsid="003485f7" fo:background-color="transparent"/>
    </style:style>
    <style:style style:name="T57" style:family="text">
      <style:text-properties fo:font-weight="bold"/>
    </style:style>
    <style:style style:name="T58" style:family="text">
      <style:text-properties officeooo:rsid="0025af25"/>
    </style:style>
    <style:style style:name="T59" style:family="text">
      <style:text-properties fo:background-color="#ffff00"/>
    </style:style>
    <style:style style:name="T60" style:family="text">
      <style:text-properties officeooo:rsid="0035d6d1" fo:background-color="#ffff00"/>
    </style:style>
    <style:style style:name="T61" style:family="text">
      <style:text-properties officeooo:rsid="00375f6a" fo:background-color="#ffff00"/>
    </style:style>
    <style:style style:name="T62" style:family="text">
      <style:text-properties officeooo:rsid="00488023" fo:background-color="#ffff00"/>
    </style:style>
    <style:style style:name="T63" style:family="text">
      <style:text-properties officeooo:rsid="00496a2c" fo:background-color="#ffff00"/>
    </style:style>
    <style:style style:name="T64" style:family="text">
      <style:text-properties officeooo:rsid="0049df44" fo:background-color="#ffff00"/>
    </style:style>
    <style:style style:name="T65" style:family="text">
      <style:text-properties officeooo:rsid="004c0997" fo:background-color="#ffff00"/>
    </style:style>
    <style:style style:name="T66" style:family="text">
      <style:text-properties officeooo:rsid="004db664" fo:background-color="#ffff00"/>
    </style:style>
    <style:style style:name="T67" style:family="text">
      <style:text-properties style:font-name="Arial1" fo:background-color="#ffff00"/>
    </style:style>
    <style:style style:name="T68" style:family="text">
      <style:text-properties style:font-name="Arial1" officeooo:rsid="00496a2c" fo:background-color="#ffff00"/>
    </style:style>
    <style:style style:name="T69" style:family="text">
      <style:text-properties style:font-name="Arial1" officeooo:rsid="0035d6d1" fo:background-color="#ffff00"/>
    </style:style>
    <style:style style:name="T70" style:family="text">
      <style:text-properties style:font-name="Arial1" officeooo:rsid="0049df44" fo:background-color="#ffff00"/>
    </style:style>
    <style:style style:name="T71" style:family="text">
      <style:text-properties fo:font-style="normal" fo:font-weight="bold" style:font-style-asian="normal" style:font-style-complex="normal"/>
    </style:style>
    <style:style style:name="T72" style:family="text">
      <style:text-properties fo:font-weight="normal" style:font-weight-asian="normal" style:font-weight-complex="normal"/>
    </style:style>
    <style:style style:name="T73" style:family="text">
      <style:text-properties style:font-name="Trebuchet MS" fo:font-size="9.55000019073486pt"/>
    </style:style>
    <style:style style:name="T74" style:family="text">
      <style:text-properties style:font-name="Arial" style:font-size-asian="12pt" style:font-size-complex="12pt"/>
    </style:style>
    <style:style style:name="T75" style:family="text">
      <style:text-properties style:font-name="Arial" fo:font-size="12pt" style:font-size-asian="12pt" style:font-size-complex="12pt"/>
    </style:style>
    <style:style style:name="T76" style:family="text">
      <style:text-properties style:font-name="Arial" fo:font-size="12pt" fo:language="fi" fo:country="FI" fo:font-style="normal" officeooo:rsid="004c0997" style:font-size-asian="12pt" style:font-style-asian="normal" style:font-size-complex="12pt" style:font-style-complex="normal"/>
    </style:style>
    <style:style style:name="T77" style:family="text">
      <style:text-properties style:font-name="Arial" fo:font-size="16.1000003814697pt" style:font-size-asian="16.1000003814697pt" style:font-size-complex="16.1000003814697pt"/>
    </style:style>
    <style:style style:name="T78" style:family="text">
      <style:text-properties style:font-name="Arial" officeooo:rsid="002f530d"/>
    </style:style>
    <style:style style:name="T79" style:family="text">
      <style:text-properties style:font-name="Arial" officeooo:rsid="0040e188"/>
    </style:style>
    <style:style style:name="T80" style:family="text">
      <style:text-properties fo:font-size="12pt" style:font-size-asian="12pt" style:font-size-complex="12pt"/>
    </style:style>
    <style:style style:name="T81" style:family="text">
      <style:text-properties fo:font-size="12pt" fo:font-style="normal" style:font-size-asian="12pt" style:font-style-asian="normal" style:font-size-complex="12pt" style:font-style-complex="normal"/>
    </style:style>
    <style:style style:name="T82" style:family="text">
      <style:text-properties officeooo:rsid="002e59af"/>
    </style:style>
    <style:style style:name="T83" style:family="text">
      <style:text-properties officeooo:rsid="002efc81"/>
    </style:style>
    <style:style style:name="T84" style:family="text">
      <style:text-properties officeooo:rsid="003485f7"/>
    </style:style>
    <style:style style:name="T85" style:family="text">
      <style:text-properties officeooo:rsid="0035baf4"/>
    </style:style>
    <style:style style:name="T86" style:family="text">
      <style:text-properties officeooo:rsid="0035d6d1"/>
    </style:style>
    <style:style style:name="T87" style:family="text">
      <style:text-properties officeooo:rsid="00375f6a"/>
    </style:style>
    <style:style style:name="T88" style:family="text">
      <style:text-properties officeooo:rsid="0037fb13"/>
    </style:style>
    <style:style style:name="T89" style:family="text">
      <style:text-properties officeooo:rsid="00398416"/>
    </style:style>
    <style:style style:name="T90" style:family="text">
      <style:text-properties officeooo:rsid="003a9f98"/>
    </style:style>
    <style:style style:name="T91" style:family="text">
      <style:text-properties officeooo:rsid="00488023"/>
    </style:style>
    <style:style style:name="T92" style:family="text">
      <style:text-properties officeooo:rsid="0049df44"/>
    </style:style>
    <style:style style:name="T93" style:family="text">
      <style:text-properties fo:color="#262626" style:font-name="Arial" fo:font-size="12pt" fo:font-style="normal" officeooo:rsid="004c0997" style:font-name-asian="HelveticaNeue" style:font-size-asian="12pt" style:font-style-asian="normal" style:font-name-complex="HelveticaNeue" style:font-size-complex="12pt" style:font-style-complex="normal"/>
    </style:style>
    <style:style style:name="T94" style:family="text">
      <style:text-properties style:font-name="Arial" fo:font-size="12pt" fo:language="fi" fo:country="FI" fo:font-style="italic" officeooo:rsid="004c0997"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HELSINGIN YLIOPISTO</text:p>
      <text:p text:style-name="P3">Matematisluonnontieteelinen tiedekunta</text:p>
      <text:p text:style-name="P3">Tietojenkäsittelytieteen lait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stauksen automatisointi ketterässä menetelmässä</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tab/><text:tab/><text:tab/><text:tab/></text:p>
      <text:p text:style-name="P3"/>
      <text:p text:style-name="P3"><text:tab/><text:tab/><text:tab/><text:tab/><text:tab/><text:tab/><text:tab/><text:tab/><text:tab/></text:p>
      <text:p text:style-name="P3"/>
      <text:p text:style-name="P3"/>
      <text:p text:style-name="P3"><text:tab/><text:tab/><text:tab/><text:tab/><text:tab/><text:tab/><text:tab/><text:tab/><text:tab/>Tekijä: <text:s text:c="3"/>Ivan Tadic</text:p>
      <text:p text:style-name="P3"><text:tab/><text:tab/><text:tab/><text:tab/><text:tab/><text:tab/><text:tab/><text:tab/><text:tab/>Ohjaaja: Tapio Tanskanen</text:p>
      <text:p text:style-name="P3"/>
      <text:p text:style-name="P3"><text:tab/><text:tab/><text:tab/><text:tab/><text:tab/><text:tab/></text:p>
      <text:p text:style-name="P3"><text:tab/><text:tab/><text:tab/><text:tab/><text:tab/><text:tab/>2014<text:tab/></text:p>
      <text:p text:style-name="P23"/>
      <text:p text:style-name="P3"/>
      <text:table-of-content text:style-name="Sect1" text:protected="true" text:name="Table of Contents2">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SISÄLLYSLUETTELO</text:p>
          </text:index-title>
          <text:p text:style-name="P57"><text:a xlink:type="simple" xlink:href="#__RefHeading__722_914162680" text:style-name="Index_20_Link" text:visited-style-name="Index_20_Link">1 <text:s text:c="2"/>Johdanto <text:tab/>1</text:a></text:p>
          <text:p text:style-name="P57"><text:a xlink:type="simple" xlink:href="#__RefHeading__1307_914162680" text:style-name="Index_20_Link" text:visited-style-name="Index_20_Link">2 <text:s text:c="2"/>Ketterästä menetelmästä<text:tab/>2</text:a></text:p>
          <text:p text:style-name="P56"><text:a xlink:type="simple" xlink:href="#__RefHeading__1271_914162680" text:style-name="Index_20_Link" text:visited-style-name="Index_20_Link">2.1 <text:s/>Mikä on ketterä menetelmä?<text:tab/>2</text:a></text:p>
          <text:p text:style-name="P56"><text:a xlink:type="simple" xlink:href="#__RefHeading__1277_914162680" text:style-name="Index_20_Link" text:visited-style-name="Index_20_Link">2.2 <text:s/>Toiminta ja tyypit<text:tab/>3</text:a></text:p>
          <text:p text:style-name="P56"><text:a xlink:type="simple" xlink:href="#__RefHeading__730_914162680" text:style-name="Index_20_Link" text:visited-style-name="Index_20_Link">2.3 <text:s/>Jatkuva integraatio<text:tab/>4</text:a></text:p>
          <text:p text:style-name="P57"><text:a xlink:type="simple" xlink:href="#__RefHeading__1180_914162680" text:style-name="Index_20_Link" text:visited-style-name="Index_20_Link">3 <text:s text:c="2"/>Testaus ketterässä menetelmässä<text:tab/>4</text:a></text:p>
          <text:p text:style-name="P56"><text:a xlink:type="simple" xlink:href="#__RefHeading__1182_914162680" text:style-name="Index_20_Link" text:visited-style-name="Index_20_Link">3.1 <text:s/>Testauksen filosofia ja rooli ketterässä menetelmässä <text:tab/>4</text:a></text:p>
          <text:p text:style-name="P56"><text:a xlink:type="simple" xlink:href="#__RefHeading__1184_914162680" text:style-name="Index_20_Link" text:visited-style-name="Index_20_Link">3.2 <text:s/>Ketterän toistovetoinen kehitys<text:tab/>5</text:a></text:p>
          <text:p text:style-name="P57"><text:a xlink:type="simple" xlink:href="#__RefHeading__1309_914162680" text:style-name="Index_20_Link" text:visited-style-name="Index_20_Link">4 <text:s text:c="2"/>Automatisoitu testaus<text:tab/>6</text:a></text:p>
          <text:p text:style-name="P56"><text:a xlink:type="simple" xlink:href="#__RefHeading__1188_914162680" text:style-name="Index_20_Link" text:visited-style-name="Index_20_Link">4.1 <text:s/>Automatisoidun testauksen määritelmä <text:tab/>6</text:a></text:p>
          <text:p text:style-name="P56"><text:a xlink:type="simple" xlink:href="#__RefHeading__1225_914162680" text:style-name="Index_20_Link" text:visited-style-name="Index_20_Link">4.2 <text:s/>Työkalujen ominnaisuudet ja valinta<text:tab/>7</text:a></text:p>
          <text:p text:style-name="P56"><text:a xlink:type="simple" xlink:href="#__RefHeading__1227_914162680" text:style-name="Index_20_Link" text:visited-style-name="Index_20_Link">4.3 <text:s/>Miten testejä automatisoidaan <text:tab/>8</text:a></text:p>
          <text:p text:style-name="P57"><text:a xlink:type="simple" xlink:href="#__RefHeading__1190_914162680" text:style-name="Index_20_Link" text:visited-style-name="Index_20_Link">5 <text:s text:c="2"/>LÄHTEET<text:tab/>9</text:a></text:p>
        </text:index-body>
      </text:table-of-content>
      <text:h text:style-name="P16" text:outline-level="1" text:is-list-header="true"/>
      <text:h text:style-name="P19" text:outline-level="1"><text:bookmark-start text:name="__RefHeading__722_914162680"/>Johdanto <text:bookmark-end text:name="__RefHeading__722_914162680"/></text:h>
      <text:p text:style-name="P7"/>
      <text:p text:style-name="P8">Testaus on varsin olennainen osa ohjelmistotuotantoprosessia, ja usein siihen käytetään enemmän resursseja kuin itse ohjelman kehittämiseen. Uudet ohjelmistotuotanto<text:span text:style-name="T92">-</text:span>menetelmät, joissa so<text:span text:style-name="T54">vellusta kehitetään iteratiivisesti, antavat testaukselle hieman erilaisen roolin kuin mikä sillä o</text:span><text:span text:style-name="T56">n ollut</text:span><text:span text:style-name="T54"> perinteisessä menetelmässä. Aiemmin testaus oli erillinen tuotantoprosessin vaihe, ja </text:span><text:span text:style-name="T55">sovelluksen toimintoja testattiin</text:span><text:span text:style-name="T54">, kun sovellus oli kehitetty. Nyt testit tehdään heti, kun jokin ominaisuus on valmis tai jopa sen kehittämisaikana. Toisin sanoen nii</text:span>n testausta kuin kehittämistäkin tehdään iteraatiosta toiseen.</text:p>
      <text:p text:style-name="P12">Projektin kasvaessa pitää jatkuvasti tarkistaa, tekeekö uusi sovellus kaiken sen, mitä ja miten asiakas sen haluaa tekevän. Sovellus on verifioitava, ja ohjelmiston verifiointia ja luotettavuutta tarkistetaan testaamalla. </text:p>
      <text:p text:style-name="P8"><text:tab/>Myös koodia lisätessä on tarkistettava, tuhoaako uusi koodi vanhan koodin toiminnallisuutta. Se tarkoittaa usein koko koodin uudelleen testaamista. Jos projekti on suuri, tämä voi viedä paljon aikaa.</text:p>
      <text:p text:style-name="P8"><text:tab/>Tässä koko työ pelastetaan testauksen automatisoinnilla. Toisin sanoen luodaan testejä ja tallennetaan ne jonkin apuohjelman avulla, <text:span text:style-name="T84">jolloin ne voidaan </text:span>suorittaa automaattisesti tarvittaessa.</text:p>
      <text:p text:style-name="P13"><text:span text:style-name="T58">T</text:span>estauksen automatisointi on mahdollistanut jatkuvan integraatiopalvelun, joka on nykyään <text:span text:style-name="T58">tärkeä työväline</text:span> ketterässä kehittämisessä ja koko ajan kasvavassa käytössä. Tiimi voi päivittää sovellusta päivittäin, minkä jälkeen integraatiopalvelin ajaa kaikki testit läpi automaattisesti ja lopussa ilmoittaa testien tulokset. <text:span text:style-name="T59">Vihreä valo</text:span> integraatiopalvelimesta<text:span text:style-name="T59"> </text:span><text:span text:style-name="T62">useimitten tarkoittaa, että kaikki testit pääsivät, ja se </text:span><text:span text:style-name="T91">on</text:span> on tiimin jokaisen päivän lopputavoite. Jotkut testit suoritetaan jopa satoja kertoja projektin kuluessa, mutta se ei vaikuta aikaan ja kustannuksiin. Näin koodi kasva<text:span text:style-name="T84">a</text:span> vähitellen kuten <text:span text:style-name="T59">tiimin luottettavuuskin</text:span><text:span text:style-name="T63">(louttamuksen????<text:tab/>)</text:span>.</text:p>
      <text:p text:style-name="P13">Testauksen automatisoinnin työkalujen ominaisuus on se, että ne osaavat raportoida testien tuloksia. Yleinen trendi<text:span text:style-name="T84"> on, että testaajat myös dokumentoivat</text:span> <text:span text:style-name="T84">niillä </text:span>sovellusta. Projektia dokumentoimalla testien kehittämisaikana säästetään aikaa ja kustannuksia.</text:p>
      <text:p text:style-name="P37">Testien automatisoinnissa käytettävien työkalujen määrä kasvaa koko ajan, <text:span text:style-name="T84">ja osa niistä on maksullisia</text:span>.<text:span text:style-name="T59"> </text:span><text:span text:style-name="T64">Mutta t</text:span><text:span text:style-name="T59">estien luominen ja automatisoinnin työkalujen oppiminen </text:span><text:soft-page-break/><text:span text:style-name="T64">kuitenkiin </text:span><text:span text:style-name="T59">vie aikaa.</text:span> Jos projekti on pieni tai yksinkertainen, <text:span text:style-name="T92">tai jos autiamtisoidun testien tekemiseen vie paljon resursseja, </text:span>voi manuaali<text:span text:style-name="T84">nen</text:span> testaaminen olla parempi vaihtoehto. <text:span text:style-name="T84">Kaiken kaikkiaan </text:span>pitää otta<text:span text:style-name="T84">a</text:span> huomioon, että testejä ei kannata aina automatisoida.</text:p>
      <text:p text:style-name="P37"><text:s/><text:span text:style-name="T63">Yksi testauksen automatisoinnin varjopuoli ketterässä menetelmässä on koodin muuttaminen. </text:span><text:span text:style-name="T68">K</text:span><text:span text:style-name="T67">etterä projekti</text:span><text:span text:style-name="T68">n</text:span><text:span text:style-name="T67"> pitää aina ol</text:span><text:span text:style-name="T69">l</text:span><text:span text:style-name="T67">a valmis muutokseen. Koodin muutosta kutsut</text:span><text:span text:style-name="T69">a</text:span><text:span text:style-name="T67">an refaktoroiniksi, ja refaktorointia ketterässä menetelmässä tehdään m</text:span><text:span text:style-name="T69">e</text:span><text:span text:style-name="T67">lkein jokaisessa iteraatiossa. Pienet muutok</text:span><text:span text:style-name="T69">s</text:span><text:span text:style-name="T67">et riitävät </text:span><text:span text:style-name="T69">joskus</text:span><text:span text:style-name="T67">, mutta myös voi tapahtua, että koko koodin rakennetta </text:span><text:span text:style-name="T69">pitää muuttaa</text:span><text:span text:style-name="T67">. </text:span><text:span text:style-name="T70">Useimitten s</text:span><text:span text:style-name="T59">e tarkoittaa, että myös testit pitäisi muuttaa. Tässä huomataan, että </text:span><text:span text:style-name="T64">testit pitää luoda oikeassa järjestuksessä ja, että </text:span><text:span text:style-name="T59">testaajan ja koko tiimin kokemus on tärkeä tekijä automatisoitujen testien luomisessa.</text:span></text:p>
      <text:p text:style-name="P35"><text:span text:style-name="T26">Testauksen automatisointi on tärkeää </text:span><text:span text:style-name="T28">ja hyödyllistä </text:span><text:span text:style-name="T26">ketterässä menetelmässä. Kun testauksen automatisoinnin </text:span><text:span text:style-name="T32">työkalujen </text:span><text:span text:style-name="T34">(markkinointi?)</text:span><text:span text:style-name="T32"> laatu</text:span><text:span text:style-name="T26"> kasvaa koko ajan, on oletettavaa, että tulevaisuudessa näitä apusovelluksia käytetään ohjelmistotuotannossa yhä enemmän.</text:span></text:p>
      <text:p text:style-name="P35"><text:span text:style-name="T29"/></text:p>
      <text:h text:style-name="Heading_20_1" text:outline-level="1"><text:bookmark-start text:name="__RefHeading__1307_914162680"/><text:span text:style-name="T72">Ketterästä menetelmästä</text:span><text:bookmark-end text:name="__RefHeading__1307_914162680"/></text:h>
      <text:p text:style-name="Standard"><text:span text:style-name="T35"/></text:p>
      <text:h text:style-name="Heading_20_2" text:outline-level="2"><text:bookmark-start text:name="__RefHeading__1271_914162680"/><text:span text:style-name="T35">Mikä on ketterä menetelmä?</text:span><text:bookmark-end text:name="__RefHeading__1271_914162680"/></text:h>
      <text:p text:style-name="P7"/>
      <text:p text:style-name="P9">Ketterä menetelmä on nykyään paljon käytetty termi ohjelmistotuotannossa. Vaikka tämä termi on otettu käyttöön vasta vuonna 2001, ketterät periaatteet olivat käytössä aiemminkin.</text:p>
      <text:p text:style-name="P29"><text:span text:style-name="T26">Mitä on ketterä menetelmä? </text:span><text:span text:style-name="T30">Yleinen ominaisuus kaikissa ketterissä menetelmissä on toimivan ohjelmiston</text:span><text:span text:style-name="T37"> </text:span><text:span text:style-name="T30">ensisijaisuus, </text:span><text:span text:style-name="T32">suora viestintä ja nopea muutoksiin reagointi.</text:span><text:span text:style-name="T30"> Ketterän kehittämisen pääominaisuuksia ovat mukautuva suunnittelu, </text:span><text:span text:style-name="T32">evolutiivinen kehittäminen ja toimitus???,</text:span><text:span text:style-name="T26"> </text:span><text:span text:style-name="T27">jaksottainen lähestymistapa</text:span><text:span text:style-name="T26"> ja </text:span><text:span text:style-name="T27">mahdollisuus </text:span><text:span text:style-name="T26">nopea</text:span><text:span text:style-name="T27">an</text:span><text:span text:style-name="T26"> ja joustava</text:span><text:span text:style-name="T27">an</text:span><text:span text:style-name="T26"> muu</text:span><text:span text:style-name="T27">nteluun</text:span><text:span text:style-name="T26">. </text:span></text:p>
      <text:p text:style-name="P29"><text:span text:style-name="T26">Ketterä ohjelmajulistus (The Agile Manifesto) luotiin vuonna 2001 [1]. Siitä lähtien </text:span><text:span text:style-name="T32">ketterä?</text:span><text:span text:style-name="T26"> on muuttanut arvoillaan, metodillaan, periaatteillaan modernia ohjelmistotuotantoa merkittävästi. Julkaistussa ohjelmajulistuksessa sanotaan, että </text:span><text:soft-page-break/><text:span text:style-name="T26">siinä arvostetaan:</text:span></text:p>
      <text:list xml:id="list15327527441" text:style-name="L1">
        <text:list-item>
          <text:p text:style-name="P42"><text:span text:style-name="T57">Yksilöitä ja vuorovaikutusta</text:span> enemmän kuin prosesseja ja työkaluja</text:p>
        </text:list-item>
        <text:list-item>
          <text:p text:style-name="P42"><text:span text:style-name="T57">Toimivaa sovellusta</text:span> enemmän kuin kokonaisvaltaista dokumentaatiota</text:p>
        </text:list-item>
        <text:list-item>
          <text:p text:style-name="P42"><text:span text:style-name="T57">Asiakasyhteistyötä</text:span> enemmän kuin sopimusneuvotteluita</text:p>
        </text:list-item>
        <text:list-item>
          <text:p text:style-name="P43"><text:span text:style-name="T39">Muutokseen reagoimista</text:span><text:span text:style-name="T38"> enemmän kuin suunnitelman noudattamista.</text:span></text:p>
          <text:p text:style-name="P55"><text:span text:style-name="T33"/></text:p>
        </text:list-item>
      </text:list>
      <text:h text:style-name="Heading_20_2" text:outline-level="2"><text:bookmark-start text:name="__RefHeading__1277_914162680"/><text:span text:style-name="T36">Toiminta ja tyypit</text:span><text:bookmark-end text:name="__RefHeading__1277_914162680"/></text:h>
      <text:p text:style-name="Text_20_body"><text:span text:style-name="T31"/></text:p>
      <text:p text:style-name="P52"><text:span text:style-name="T30">Ketterät menetelmät pyrkivät minimoimaan </text:span><text:a xlink:type="simple" xlink:href="http://fi.wikipedia.org/wiki/Riski"><text:span text:style-name="T26">riskejä</text:span></text:a><text:span text:style-name="T37"> </text:span><text:span text:style-name="T30">jakamalla ohjelmistokehityksen lyhyisiin iteraatioihin eli jaksoihin. Joka iteraatio kestää enintään neljä viikkoa ja sisältää kaikki ohjelmistotuotannon vaiheet, joita tarvitaan ohjelman </text:span><text:span text:style-name="T37"> </text:span><text:span text:style-name="T30">julkaisemiseen: määrittely, suunnittelu, toteutus, testaus ja dokumentointi. Jokaisen iteraation alussa arvioidaan uudelleen projektin prioriteetit, ja ohjelmiston tiimi arvioi ja sitoutuu siihen, kuinka monta uutta ominaisuutta se tekee iteraation loppuun mennessä. Vaikka uusia toimintoja ei tulisi paljon, ketterässä ohjelmistokehitysprojektissa pyritään siihen, että ohjelmisto olisi periaatteessa julkaisukelpoinen jokaisen iteraation lopussa.</text:span></text:p>
      <text:p text:style-name="P14"><text:span text:style-name="T8">Koska ketterässä menetelmässä projektin määrittelyä ja suunnittelua tehdään jatkuvasti koko projektin ajan, </text:span><text:span text:style-name="T22">pidetään suoraa, mieluiten kasvokkain tapahtuvaa, viestintää tärkeämpänä kuin kirjoitettuja dokumentteja. Useimmiten tiimiin kuuluvat kaikki, joita tarvitaan ohjelmiston valmiiksi saattamiseen, ja he</text:span><text:span text:style-name="T25"> </text:span><text:span text:style-name="T22">työskentelevät samassa työtilassa. Tärkeää on, että myös </text:span><text:span text:style-name="T23">asiakkaat kuuluvat tiimiin</text:span><text:span text:style-name="T24">(ne znam sta je ovde problem)</text:span><text:span text:style-name="T23">???</text:span><text:span text:style-name="T22">. He määrittelevät tuotteen ja osallistuvat aktiivisesti koko projektiin. Tiimiin voivat kuulua myös testaajat, käyttöliittymäsuunnittelijat, tekniset kirjoittajat ja päälliköt.</text:span></text:p>
      <text:p text:style-name="P12">Projektista riippuen ketterän tiimin koko voi vaihdella. Useimmiten tiimiin kuuluu kolmesta yhdeksään henkilöä, mutta joskus tiimillä voi olla muutama kymmenkin jäsentä.</text:p>
      <text:p text:style-name="P12">Nykyään ketteriä menetelmiä on monenl<text:span text:style-name="T85">aisia</text:span> tyypp<text:span text:style-name="T85">ej</text:span>ä. Vaikka niillä on samoja tuntomerkkejä, niillä on kuitenkin eri ohjeet, taktiikka ja terminologia. Erilaisia tunnettuja tyyppejä ovat <text:span text:style-name="T59">Scrum, Kanban, Lean, Extreme Programming (XP) ja Crystal </text:span><text:span text:style-name="T65">[2]?</text:span><text:span text:style-name="T59">.</text:span></text:p>
      <text:h text:style-name="P27" text:outline-level="2" text:is-list-header="true"><text:soft-page-break/></text:h>
      <text:h text:style-name="P26" text:outline-level="2"><text:bookmark-start text:name="__RefHeading__730_914162680"/>Jatkuva integraatio<text:bookmark-end text:name="__RefHeading__730_914162680"/></text:h>
      <text:p text:style-name="P7"/>
      <text:p text:style-name="P9">Jatkuva integraatio on ohjelmistotuotannon rutiini, missä tiimin jäsenet yhdistävät tekemänsä säännöllisin väliajoin. <text:span text:style-name="T85">Kukin</text:span> tiimin jäsen yleensä yhdistää koodinsa ohjelmaan ainakin kerran päivässä, eli jokaisen päivän aikana tapahtuu muutamia integraatioita. Jokaisen integraation jälkeen otetaan käyttöön ohjelman uusi versio ja suoritetaan kaikki automatisoidut testit. Näin havaitaan virheet yhdistetyssä koodissa mahdollisimman pian. Käytännössä tämä palvelu vähentää integraation ongelmia ja auttaa tiimiä kehittämään sovellusta nopeammin.</text:p>
      <text:p text:style-name="P9"><text:tab/>Tarkoituksena on, että jatkuva integraatio<text:span text:style-name="T85">n avulla saadaan palaute</text:span> niin, että tiimi voi reagoida ja korjata virheet nopeasti.</text:p>
      <text:p text:style-name="P9"><text:tab/>Vaikka jatkuva<text:span text:style-name="T85">an</text:span> integraatio<text:span text:style-name="T85">on </text:span>ei <text:span text:style-name="T85">tarvita </text:span>erillisiä työkaluja, integraatiopalvelin voi olla hyödyllinen. Se helpottaa ja nopeuttaa koko prosessia ja antaa palautteen automaattisesti. Yksi sen eduista on läpinäkyvyys. Koko tiimi voi katsoa palautteen viimeisimmästä sovelluksen versiosta, ymmärtää mitä uutta koodissa on ja auttaa virheiden havaitsemisessa. Kaikkien tiimin jäsenten jokapäiväinen lopputavoite on <text:span text:style-name="T59">vihreä valo?</text:span> interaatiopalvelimen raportissa. </text:p>
      <text:p text:style-name="P13">Kolmas etu tulee ilmi, kun ketterässä menetelmässä joka iteraation jälkeen asiakaalle on näytettävä sovelluksen uutta verisiota, on se juuri sitä mitä jatkuva integraatio palvelin tekee automaattisesti koko projekin ajan. Lisäksi jatkuva integraatio parantaa tiimin kommunikaatiota, mikä on kaikkien ketterien projektien <text:span text:style-name="T86">perusta</text:span>. </text:p>
      <text:p text:style-name="P34"><text:bookmark-start text:name="__RefHeading__732_914162680"/><text:bookmark-end text:name="__RefHeading__732_914162680"/></text:p>
      <text:h text:style-name="P17" text:outline-level="1"><text:bookmark-start text:name="__RefHeading__1180_914162680"/><text:bookmark text:name="docs-internal-guid-4053d811-911a-b3e2-7019-b5514dbf18e0"/>Testaus ketterässä menetelmässä<text:bookmark-end text:name="__RefHeading__1180_914162680"/></text:h>
      <text:p text:style-name="Text_20_body"><text:span text:style-name="T77"/></text:p>
      <text:h text:style-name="P24" text:outline-level="2"><text:bookmark-start text:name="__RefHeading__1182_914162680"/><text:span text:style-name="T71">Testauksen filosofia ja rooli ketterässä menetelmässä</text:span><text:span text:style-name="T57"> </text:span><text:bookmark-end text:name="__RefHeading__1182_914162680"/></text:h>
      <text:p text:style-name="Text_20_body"/>
      <text:p text:style-name="P45">Testaus ketterässä menetelmässä on rutiini, joka seuraa menetelmän periaatteita. Se koskee koko tiimiä ja tavoitteena on, että siten uudet ominaisuudet toteutuvat täydellisesti ja ajoissa. Toisin sanoen jokin toiminto, jota tiimi kehittää iteraation aikana, <text:soft-page-break/>pitää myös testata täydellisesti saman iteraation aikana.</text:p>
      <text:p text:style-name="P45"><text:tab/><text:span text:style-name="T59">Ketterä</text:span><text:span text:style-name="T66">ssä</text:span><text:span text:style-name="T59"> menetelmä</text:span><text:span text:style-name="T66">ssä</text:span><text:span text:style-name="T59"> tunnist</text:span><text:span text:style-name="T66">etiin</text:span><text:span text:style-name="T59">, että testaus ei voi olla erillinen vaihe projektin kehittämisessä vaan osa kehittämistä. Ketterä</text:span><text:span text:style-name="T66">ssä</text:span><text:span text:style-name="T59"> menetelmä</text:span><text:span text:style-name="T66">ssä</text:span><text:span text:style-name="T59"> käyt</text:span><text:span text:style-name="T66">etään</text:span><text:span text:style-name="T59"> koko tiimiä sovelluksen laadun </text:span><text:span text:style-name="T66">parantamiseen?????????</text:span><text:span text:style-name="T59">.</text:span> Usei<text:span text:style-name="T86">m</text:span>miten työnjako on sell<text:span text:style-name="T86">a</text:span>inen, että tiimin kehittäjät tekevät myös yksikkö<text:span text:style-name="T86">-</text:span> ja integraatiotestejä, ja testaajat testaavat ohjelman kokonaisuu<text:span text:style-name="T86">t</text:span>ena. </text:p>
      <text:p text:style-name="P47"><text:span text:style-name="T40"><text:tab/>Projektin e</text:span><text:span text:style-name="T43">detessä</text:span><text:span text:style-name="T40"> usein tapahtuu, että </text:span><text:span text:style-name="T41">lisä</text:span><text:span text:style-name="T43">t</text:span><text:span text:style-name="T41">ty uusi koodi</text:span><text:span text:style-name="T40"> vaikuttaa vanhan koodin onnistumis</text:span><text:span text:style-name="T43">een</text:span><text:span text:style-name="T40">. </text:span><text:span text:style-name="T41">Siksi aina</text:span><text:span text:style-name="T40"> koodin lisäämiseen jälkeen </text:span><text:span text:style-name="T43">on suoritettava</text:span><text:span text:style-name="T40"> </text:span><text:span text:style-name="T42">vanhat </text:span><text:span text:style-name="T40"><text:s/>tes</text:span><text:span text:style-name="T43">t</text:span><text:span text:style-name="T40">it ja varmist</text:span><text:span text:style-name="T43">ett</text:span><text:span text:style-name="T40">a</text:span><text:span text:style-name="T43">v</text:span><text:span text:style-name="T40">a, että uusi koodi ei tuho</text:span><text:span text:style-name="T43">a</text:span><text:span text:style-name="T40"> vanha</text:span><text:span text:style-name="T43">n</text:span><text:span text:style-name="T40"> koodin toimin</text:span><text:span text:style-name="T43">n</text:span><text:span text:style-name="T40">al</text:span><text:span text:style-name="T43">l</text:span><text:span text:style-name="T40">isuutta. </text:span><text:span text:style-name="T43">Siten</text:span><text:span text:style-name="T42"> ketterässä menetelmässä tapaht</text:span><text:span text:style-name="T43">uu</text:span><text:span text:style-name="T42">, että samoja testejä suoritetaan varsin monta kertaa projektin </text:span><text:span text:style-name="T43">kuluessa</text:span><text:span text:style-name="T42">.</text:span></text:p>
      <text:p text:style-name="P47"><text:span text:style-name="T44"/></text:p>
      <text:h text:style-name="P28" text:outline-level="2"><text:bookmark-start text:name="__RefHeading__1184_914162680"/>Ketterän toistovetoinen kehitys<text:bookmark-end text:name="__RefHeading__1184_914162680"/></text:h>
      <text:p text:style-name="P39"/>
      <text:p text:style-name="P54">Yksi ensimmä<text:span text:style-name="T86">sistä asioista,</text:span> <text:span text:style-name="T86">joita</text:span> testaaja tekee jokai<text:span text:style-name="T86">s</text:span>en iteraation alussa on, että hän tutustuu seuraava<text:span text:style-name="T86">an</text:span> ominaisuu<text:span text:style-name="T86">s</text:span>vaatimukseen ja sen perusteella teke<text:span text:style-name="T86">e</text:span> käyttötapaustestejä. Näiden testien peruste<text:span text:style-name="T86">e</text:span>lla kehittäjät lu<text:span text:style-name="T86">o</text:span>vat koodia. Tä<text:span text:style-name="T86">t</text:span>ä menetelmää kutsutaan testivetoi<text:span text:style-name="T86">seksi</text:span> kehity<text:span text:style-name="T86">kseksi</text:span> (engl. Test Driven Developmnent). Kun kaikki testit menevät läpi, tiet<text:span text:style-name="T86">y</text:span>n ominalisuuden vaatimukset ovat kaikki toteut<text:span text:style-name="T86">uneet</text:span>. Näin tiimi ti<text:span text:style-name="T86">etä</text:span>ä, että ominaisuus on kehite<text:span text:style-name="T86">t</text:span>ty täysin.</text:p>
      <text:p text:style-name="P54"><text:span text:style-name="T86"><text:tab/>K</text:span>etterän menetelmän <text:span text:style-name="T86">periaatteen mukaan </text:span>myös tiimin kehittäjät l<text:span text:style-name="T86">u</text:span>ovat uutta koodia käyttämällä <text:span text:style-name="T59">t</text:span><text:span text:style-name="T61">e</text:span><text:span text:style-name="T59">st</text:span><text:span text:style-name="T61">i</text:span><text:span text:style-name="T60">v</text:span><text:span text:style-name="T59">etoista kehit</text:span><text:span text:style-name="T60">tämistä </text:span><text:span text:style-name="T61">(???? TESTI VAI TOISTO??</text:span>. <text:span text:style-name="T86">Toisin sanoen ne </text:span>tekevät <text:span text:style-name="T86">ensin </text:span>yksik<text:span text:style-name="T86">k</text:span>ö- ja integr<text:span text:style-name="T86">a</text:span>atiotestejä, ja sen perusteella kehittävät koodia (metodeja, luo<text:span text:style-name="T86">k</text:span>kia, rajapintoja <text:span text:style-name="T86">jne.</text:span>).</text:p>
      <text:p text:style-name="P30">T<text:span text:style-name="T87">e</text:span>st<text:span text:style-name="T87">i</text:span>vetoi<text:span text:style-name="T86">s</text:span>en kehityksen käsite on <text:span text:style-name="T86">melko</text:span> triviaali. Ensiksi tehdään testi, joka epäonnistu<text:span text:style-name="T86">u,</text:span> koska ei ole tehtyä koodia. <text:span text:style-name="T86">Sitten</text:span> tehdään koodia niin paljon, että <text:span text:style-name="T86">kyseinen</text:span> testi onnistuisi.</text:p>
      <text:p text:style-name="P31"><text:span text:style-name="T82">Ketterässä menetelmässä jok</text:span><text:span text:style-name="T87">aisen</text:span><text:span text:style-name="T82"> iteraation jälkeen tehdään myös projektin verifikointia ja validointia. <text:s/>Verifikointi tarkoittaa </text:span><text:span text:style-name="T87">sen </text:span><text:span text:style-name="T82">t</text:span><text:span text:style-name="T87">a</text:span><text:span text:style-name="T82">rkistamista, </text:span><text:span text:style-name="T83">teke</text:span><text:span text:style-name="T87">e</text:span><text:span text:style-name="T83">kö</text:span><text:span text:style-name="T82"> </text:span><text:span text:style-name="T83">sovel</text:span><text:span text:style-name="T87">l</text:span><text:span text:style-name="T83">us </text:span><text:span text:style-name="T87">sitä</text:span><text:span text:style-name="T83"> mitä si</text:span><text:span text:style-name="T87">l</text:span><text:span text:style-name="T83">tä </text:span><text:span text:style-name="T87">on </text:span><text:span text:style-name="T83">odotettu eli määritelty, ja validointi tarkoitta</text:span><text:span text:style-name="T87">a sitä,</text:span><text:span text:style-name="T83"> vastaako projekti asiakaan toiveita </text:span><text:span text:style-name="T87">-</text:span><text:span text:style-name="T83"> eli tekeekö sovel</text:span><text:span text:style-name="T87">l</text:span><text:span text:style-name="T83">us täsmäll</text:span><text:span text:style-name="T87">ee</text:span><text:span text:style-name="T83">n se</text:span><text:span text:style-name="T87">n,</text:span><text:span text:style-name="T83"> mitä asiakas halua.</text:span></text:p>
      <text:p text:style-name="P33"><text:span text:style-name="T45">Tässä huomataan, että ketterässä menetelmässä juuri testit ohjaavat koko projekti</text:span><text:span text:style-name="T46">a</text:span><text:span text:style-name="T45">. Iteraatiosta toiseen tiimi saa palaut</text:span><text:span text:style-name="T46">etta</text:span><text:span text:style-name="T45"> ja toiv</text:span><text:span text:style-name="T46">eita</text:span><text:span text:style-name="T45"> asiakaalta. </text:span><text:span text:style-name="T46">Sen</text:span><text:span text:style-name="T45"> mukaan </text:span><text:soft-page-break/><text:span text:style-name="T45">tiimi luo uutta tai korjat</text:span><text:span text:style-name="T46">a</text:span><text:span text:style-name="T45">a vanhoja testejä, ja testien perustella projektin kehittämi</text:span><text:span text:style-name="T46">n</text:span><text:span text:style-name="T45">en jatkuu.</text:span></text:p>
      <text:p text:style-name="P33"><text:span text:style-name="T47"/></text:p>
      <text:h text:style-name="Heading_20_1" text:outline-level="1"><text:bookmark-start text:name="__RefHeading__1309_914162680"/><text:span text:style-name="T49">A</text:span><text:span text:style-name="T48">utomatisoitu testa</text:span><text:span text:style-name="T50">us</text:span><text:bookmark-end text:name="__RefHeading__1309_914162680"/></text:h>
      <text:h text:style-name="Heading_20_2" text:outline-level="2"><text:bookmark-start text:name="__RefHeading__1188_914162680"/><text:span text:style-name="T81">Automatisoidun</text:span><text:span text:style-name="T80"> testauksen määritelmä</text:span><text:span text:style-name="T73"> </text:span><text:bookmark-end text:name="__RefHeading__1188_914162680"/></text:h>
      <text:p text:style-name="Text_20_body"/>
      <text:p text:style-name="P46">Automatisoitu testaus tarkoittaa testien suorittamis<text:span text:style-name="T88">t</text:span>a sekä testien tulo<text:span text:style-name="T88">sten</text:span> ja odotettujen arvojen vertailu<text:span text:style-name="T88">a</text:span> erityi<text:span text:style-name="T88">s</text:span>en apusove<text:span text:style-name="T88">l</text:span>luksen avulla. Tämä sovel<text:span text:style-name="T88">l</text:span>us on erillään <text:span text:style-name="T88">testattavasta </text:span>ohjelmasta. Automatisoi<text:span text:style-name="T89">d</text:span>u<text:span text:style-name="T89">n</text:span> testauksen päätarkoitus <text:span text:style-name="T89">on </text:span>tehdä ihmisen <text:span text:style-name="T89">puolesta </text:span>työ ja säästää <text:span text:style-name="T89">resursseja</text:span> projektin kehittämise<text:span text:style-name="T89">en</text:span>. <text:span text:style-name="T89">A</text:span>utomatisoitu testaus <text:span text:style-name="T89">myös </text:span>mahdollis<text:span text:style-name="T89">taa</text:span> ohje<text:span text:style-name="T89">l</text:span>ma<text:span text:style-name="T89">n testaamisen</text:span> <text:span text:style-name="T89">siten miten </text:span>emme voisi testata manuaalisesti. Hyvä esimerkki on stress<text:span text:style-name="T89">i</text:span>testaus, <text:span text:style-name="T89">jossa</text:span> tutkitaan, miten ohjelma reagoi äärimäissä tilanteissa, esim<text:span text:style-name="T89">erkiksi</text:span> jaksaako palvelin vasta<text:span text:style-name="T89">t</text:span>a tuhan<text:span text:style-name="T89">siin</text:span> samanaikaisi<text:span text:style-name="T89">in</text:span> py<text:span text:style-name="T89">yntöihin</text:span> tai kuinka <text:span text:style-name="T89">paljon</text:span> aikaa millisekunn<text:span text:style-name="T89">e</text:span>issa ohjelma tarvitsee jonkun tiedon käsittelemi<text:span text:style-name="T89">seen</text:span>.</text:p>
      <text:p text:style-name="P48"><text:span text:style-name="T8"><text:tab/>Jotkut testauksen tehtävät, ku</text:span><text:span text:style-name="T11">te</text:span><text:span text:style-name="T8">n regressiotestit, voivat olla rasittav</text:span><text:span text:style-name="T11">i</text:span><text:span text:style-name="T8">a testata manuaalisesti. </text:span><text:span text:style-name="T11">M</text:span><text:span text:style-name="T8">anuaalinen lähestyminen ei ole </text:span><text:span text:style-name="T11">liioin </text:span><text:span text:style-name="T8">aina tehokkain tapa kaikki</text:span><text:span text:style-name="T11">en virhe</text:span><text:span text:style-name="T8">tyyppien havaitsemiseen. </text:span><text:span text:style-name="T11">Näissä</text:span><text:span text:style-name="T8"> tilante</text:span><text:span text:style-name="T11">i</text:span><text:span text:style-name="T8">ssa automatisoitu testaus antaa mahdollisuu</text:span><text:span text:style-name="T11">den</text:span><text:span text:style-name="T8"> testata tehokk</text:span><text:span text:style-name="T11">a</text:span><text:span text:style-name="T8">am</text:span><text:span text:style-name="T11">min</text:span><text:span text:style-name="T8">. Kun joku testi kerran on automatisoitu, sitä voidaan suorittaa nop</text:span><text:span text:style-name="T12">eas</text:span><text:span text:style-name="T8">ti. Usein tämä voi olla taloudellinen tapa </text:span><text:span text:style-name="T12">tehdä</text:span><text:span text:style-name="T8"> regressiotestau</text:span><text:span text:style-name="T12">sta</text:span><text:span text:style-name="T8"> pitkäkest</text:span><text:span text:style-name="T12">o</text:span><text:span text:style-name="T8">isiss</text:span><text:span text:style-name="T12">a</text:span><text:span text:style-name="T8"> projektissa.</text:span></text:p>
      <text:p text:style-name="P46"><text:tab/>Työkalut, joiden avulla testeja automatisoidaan, <text:span text:style-name="T90">ovat</text:span> usein maks<text:span text:style-name="T90">ullisia,</text:span> ja niitä käytetään manuaalis<text:span text:style-name="T90">t</text:span>en testien yhdistelyssä.?????? Toinen syy, miksi ei automatisoida kaikki<text:span text:style-name="T90">a</text:span> test<text:span text:style-name="T90">ejä,</text:span> on se, että monessa tilanteessa automatisoi<text:span text:style-name="T90">tujen</text:span> testien luomiseen <text:span text:style-name="T90">kuluu</text:span> enemmän resurs<text:span text:style-name="T90">s</text:span>eja kuin manuaali<text:span text:style-name="T90">seen</text:span> testami<text:span text:style-name="T90">s</text:span>een (esim. jotkut skena<text:span text:style-name="T90">a</text:span>rio<text:span text:style-name="T90">-</text:span> tai käytötapaustestit, <text:span text:style-name="T90">jotka</text:span> suoritetaan vain muutama<text:span text:style-name="T90">n</text:span> ker<text:span text:style-name="T90">ran</text:span>).</text:p>
      <text:p text:style-name="P32">Automatisoitu testaus on luotu kehittäjiä ja testaajaa varten, <text:span text:style-name="T90">ja </text:span>sen työkaluja kehittetään jatkuvasti. On<text:span text:style-name="T90"> oletettavaa,</text:span> että tulevaisuudessa automatisoitu<text:span text:style-name="T90">a</text:span> testausta ohjelmistotuotannossa käytetään yhä enemmän.</text:p>
      <text:p text:style-name="P40"><text:span text:style-name="T75"/></text:p>
      <text:h text:style-name="P25" text:outline-level="2"><text:bookmark-start text:name="__RefHeading__1225_914162680"/><text:span text:style-name="T79">T</text:span><text:span text:style-name="T78">yökalu</text:span><text:span text:style-name="T79">jen ominnaisuudet ja valinta</text:span><text:bookmark-end text:name="__RefHeading__1225_914162680"/></text:h>
      <text:p text:style-name="P49"><text:span text:style-name="T9"/></text:p>
      <text:p text:style-name="P50"><text:soft-page-break/><text:span text:style-name="T10">Automatisoi</text:span><text:span text:style-name="T13">dun</text:span><text:span text:style-name="T10"> testauksen onnistumi</text:span><text:span text:style-name="T13">ne</text:span><text:span text:style-name="T10">n riippuu </text:span><text:span text:style-name="T13">hyvin paljon sopivien</text:span><text:span text:style-name="T10"> työkalujen valitsemisesta. </text:span><text:span text:style-name="T13">Automatisoidun testauksen työkalujen v</text:span><text:span text:style-name="T10">alinta vaati </text:span><text:span text:style-name="T13">tiimiltä </text:span><text:span text:style-name="T10">aikaa ja </text:span><text:span text:style-name="T13">kokemusta</text:span><text:span text:style-name="T10">, mutta se on tärkeä prosessi ja tä</text:span><text:span text:style-name="T13">tä</text:span><text:span text:style-name="T10"> vaihe</text:span><text:span text:style-name="T13">tta</text:span><text:span text:style-name="T10"> ei kannata nopeutta</text:span><text:span text:style-name="T13">a</text:span><text:span text:style-name="T10">. <text:tab/></text:span><text:span text:style-name="T9">Automatisoi</text:span><text:span text:style-name="T13">dun</text:span><text:span text:style-name="T9"> testauksen työkaluja on eri</text:span><text:span text:style-name="T13">laisia</text:span><text:span text:style-name="T9">. Jotkut testaavat ohjelman koodia, ja niiden avulla suoritetaan yksik</text:span><text:span text:style-name="T13">k</text:span><text:span text:style-name="T9">ö</text:span><text:span text:style-name="T13">-</text:span><text:span text:style-name="T9"> ja integraatiotestejä. Toiset testaavat ohjelma</text:span><text:span text:style-name="T13">a</text:span><text:span text:style-name="T9"> kokonaisuu</text:span><text:span text:style-name="T13">t</text:span><text:span text:style-name="T9">ena (graafinen käyt</text:span><text:span text:style-name="T13">t</text:span><text:span text:style-name="T9">öliit</text:span><text:span text:style-name="T13">t</text:span><text:span text:style-name="T9">ymä, käy</text:span><text:span text:style-name="T13">t</text:span><text:span text:style-name="T9">tötapaustestit, skenaariotestit).</text:span></text:p>
      <text:p text:style-name="P50"><text:span text:style-name="T9"><text:s/><text:tab/></text:span><text:span text:style-name="T14">Kuitenkiin, eneen työkalujen valitsemisesta pitää mietia muutamista asiasta. Ensimmäinen kysymys on onko tiimilla (nephodnih vestina) riitävästi taitoa ja kokemusta testauksen automatisoindilta. </text:span><text:span text:style-name="T15">Eli mitkä työkaluja tiimi on käyttänyt aikaisemiin ohjelmistotuotannossa, ja kuinka monta tiimin jäsenettä on tehnyt testauksen automatisointi ja milla työkalulla? Ei ole pakko, että kaikki jäsenet ovat tehneet automatisoitia testeja ja myös jokaisessa projektissa on hyvä saada uutta taitoa. <text:s/>Muttä tässä on mietittävä veisikö uuden työkalun oppiminen liiän paljon resursseja tai ei?</text:span></text:p>
      <text:p text:style-name="P50"><text:span text:style-name="T15"><text:tab/>Seuraava tarkeä kysymys on, mitä toivettu työkalu maksaa ja onko tiimilla joku rajoitus kuinka paljon rahaa saa kuluttaa? On mainittu, että jotkut automatisointi testauksen työkallut ovat maksavia, ja usein nillä maksavilla on parempia toiminalisuutta. Jos projektin budjetti on riitävän suuri, </text:span><text:span text:style-name="T16">tiimilla on enemmän vapaautta työkalujen valitsemalla.</text:span></text:p>
      <text:p text:style-name="P50"><text:span text:style-name="T16"><text:tab/>Kaikki työkälut ovat erilläiset ja kaikilla on erilläisiä ominnaisuksia. On täällä kysyttävä, vastaako valittu työkalu tiimin odotuksia taydellisesti. Tai pystyykö sillä työkalulla tehdä kaikki mitä </text:span><text:span text:style-name="T17">hykyisessä </text:span><text:span text:style-name="T16">projektissa tule tekemään? </text:span><text:span text:style-name="T17">A</text:span><text:span text:style-name="T16">utomatisoitu testauksen työkalut ovat luoneet ohjelmistotuotannosta varteen </text:span><text:span text:style-name="T17">ja j</text:span><text:span text:style-name="T16">os joky testauksen työkalu on hippu kuuluista ja tunnettu ei auttaa tiimille saadakseen työ valmiksi. </text:span><text:span text:style-name="T17">Eli työkalu on hyvä sillöin kuin pytyy vastata nykyään projektin odottusta. On erilläisiä testeja ja usein tapahttu että projektissa </text:span><text:span text:style-name="T18">on pakko käyttää</text:span><text:span text:style-name="T17"> enemmän kuin yksi automatisoidiun testauksen apu sovelus(esim. toisella suoritetaan yksikkö ja integraatio testejä ja toisella käytötapas ja skenaario testeja). Mutta </text:span><text:span text:style-name="T18">tämä perjättte ei muutu. Jos käytetään kaksi automatisoitu testauksen työkaluja, sitten näiden kähden avulla piti olla mahdollista tehdä kaikki testit mitka tarvitaan.</text:span></text:p>
      <text:p text:style-name="P50"><text:span text:style-name="T18"><text:tab/>Näiden kysymyksien jälkeen, on hyvä otta huomio siihen, onko valitulla työkalulla kuinka hyvä ja nopea graafinen käyttöliittymä, ja kuinka nopea tai vaikea testejä luotetaan. </text:span><text:span text:style-name="T19">Toisin sanoen, onko testauksen apusovelus kuina käyttökellpoinen ja <text:s/>voiko se auttaa käyttäjälle testien tekemisestä. Jos tiimilla on aikaa tutustua uuta </text:span><text:soft-page-break/><text:span text:style-name="T19">työkaluja, olisi hyvä, että on tarjolla on kokeilu versio(trial)...</text:span></text:p>
      <text:p text:style-name="P50"><text:span text:style-name="T19"><text:tab/>Lähes kaikilla ykyisellä automatisoitun testauksen soveluksella on ominaisuus, että projektin dokumentoidaan testien kautta. Tämä on tarkeä ominnaisuus varsin työkalu</text:span><text:span text:style-name="T20">i</text:span><text:span text:style-name="T19">lla joiden avulla testätään käyttötapaus, </text:span><text:span text:style-name="T20">skenaario </text:span><text:span text:style-name="T19">ja graafinen kayttölitymä testeja. Ketterässä menetelmässä testeja tehdään jokaisessa iteraatiossa</text:span><text:span text:style-name="T20"> asiakaan vaatimuksien mukaan. Eli jos testien apusovelus on riitävän hyvä, testien tekemällä terkistetaan tekekö ohjelma mita pitäisi tehdä, ja myös dokumentoidaan projektia. Se on varsin rarkeä toiminalisuus ketterässä menetelmässä missä projektin määrittelmän ja suunittellun dokumentointi eivä ole eristetut vaiheet, vain näitä myös tehdään jatkuvasti iteraatiosta toiseen. Kaikki kaikieen, testauksen apusoveluksen valitsemalla on kuitenkiin terkistetava tekeekö se sovelus minkallaista testien raportia tai ei.</text:span></text:p>
      <text:p text:style-name="P51"><text:span text:style-name="T51"><text:tab/></text:span><text:span text:style-name="T52">Kysymyksiä automatisoidun testauksen työkalujen valitsemalla on monta, ja tässä voidan huomata, että tiimin tai testaajan kokemus testauksen automatisoidulla, tai testauksella olenkaan, pelaa terkeä rooli.</text:span></text:p>
      <text:p text:style-name="P51"><text:span text:style-name="T53"/></text:p>
      <text:h text:style-name="Heading_20_2" text:outline-level="2"><text:bookmark-start text:name="__RefHeading__1227_914162680"/><text:span text:style-name="T74">Miten testejä automatisoidaan </text:span><text:bookmark-end text:name="__RefHeading__1227_914162680"/></text:h>
      <text:p text:style-name="Text_20_body"><text:span text:style-name="T74"/></text:p>
      <text:p text:style-name="Text_20_body"><text:span text:style-name="T74"/></text:p>
      <text:p text:style-name="P40"><text:line-break/></text:p>
      <text:p text:style-name="P40"/>
      <text:h text:style-name="P18" text:outline-level="1"><text:bookmark-start text:name="__RefHeading__1190_914162680"/>LÄHTEET<text:bookmark-end text:name="__RefHeading__1190_914162680"/></text:h>
      <text:p text:style-name="P4"/>
      <text:p text:style-name="P5"><text:span text:style-name="T1">1. Frank Maurer, Don Wells.</text:span><text:span text:style-name="T2">2003. </text:span><text:span text:style-name="T6">Extreme Programing And Agile Methods – XP/Agile Universe 2003</text:span></text:p>
      <text:p text:style-name="P21"><text:span text:style-name="T94"/></text:p>
      <text:p text:style-name="P21"><text:span text:style-name="T94">2. </text:span><text:span text:style-name="T76">Martin Flower. The new methodology. </text:span><text:span text:style-name="T93">March 2001, Volume 6</text:span></text:p>
      <text:p text:style-name="P10"><text:span text:style-name="T2"/></text:p>
      <text:p text:style-name="P10"><text:span text:style-name="T2">3. </text:span><text:span text:style-name="T3">Dorothy Graham and Mark Fewster. 2012. </text:span><text:span text:style-name="T4">Experiences of Test Automation: Case Studies of Software Test Automation</text:span><text:span text:style-name="T5"> (1st ed.). Addison-Wesley Professional.</text:span></text:p>
      <text:p text:style-name="P10"><text:span text:style-name="T5"/></text:p>
      <text:p text:style-name="P10"><text:span text:style-name="T5">4. Rudolf Ramler and Klaus Wolfmaier. 2006. Economic perspectives in test automation: balancing automated and manual testing with opportunity cost. In </text:span><text:span text:style-name="T4">Proceedings of the 2006 international workshop on Automation of software test</text:span><text:span text:style-name="T5"> (AST '06). ACM, New York, NY, USA, 85-91.</text:span></text:p>
      <text:p text:style-name="P10"><text:span text:style-name="T5"/></text:p>
      <text:p text:style-name="P10"><text:span text:style-name="T5">5. Fabrice Bouquet, Christophe Grandpierre, Bruno Legeard, and Fabien Peureux. 2008. A test generation solution to automate software testing. In </text:span><text:span text:style-name="T4">Proceedings of the 3rd international workshop on Automation of software test</text:span><text:span text:style-name="T5"> (AST '08). ACM, New York, NY, USA, 45-48.</text:span></text:p>
      <text:p text:style-name="P10"><text:span text:style-name="T5"/></text:p>
      <text:p text:style-name="P10"><text:span text:style-name="T5">6. </text:span><text:span text:style-name="T5">Strategies for Agile Software Testing Automation: An Industrial Experience (Eliane Collins, Arilo Dias-Neta, Vicente F. De Lucerna Jr, 2012 IEEE 36th International Conference on Computer Software and Applications Workshop) </text:span></text:p>
      <text:p text:style-name="P11">7 ......</text:p>
      <text:p text:style-name="P6"/>
      <text:p text:style-name="P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 svg:font-family=""/>
    <style:font-face style:name="Arial1" svg:font-family="Arial"/>
    <style:font-face style:name="HelveticaNeue" svg:font-family="HelveticaNeue"/>
    <style:font-face style:name="OpenSymbol" svg:font-family="OpenSymbol"/>
    <style:font-face style:name="TimesNewRomanPSMT" svg:font-family="TimesNewRomanPSMT"/>
    <style:font-face style:name="Trebuchet MS" svg:font-family="'Trebuchet MS'"/>
    <style:font-face style:name="ArialMT" svg:font-family="ArialMT"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i" fo:country="FI"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line-height="150%"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transparent" style:shadow="none" text:number-lines="false" text:line-number="4">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line-height="150%" fo:text-indent="0in" style:auto-text-indent="false">
        <style:tab-stops>
          <style:tab-stop style:position="6.229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line-height="150%" fo:text-indent="0in" style:auto-text-indent="false">
        <style:tab-stops>
          <style:tab-stop style:position="6.426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03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134in" style:type="center"/>
          <style:tab-stop style:position="6.4264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1.0937in" fo:margin-right="0.78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09:28:55</meta:creation-date>
    <dc:date>2014-03-07T11:00:54</dc:date>
    <meta:editing-duration>P1DT8H18M20S</meta:editing-duration>
    <meta:editing-cycles>23</meta:editing-cycles>
    <meta:generator>LibreOffice/3.6$MacOSX_x86 LibreOffice_project/e29a214-2bbed72-0621de6-a97528c-8f066d</meta:generator>
    <meta:document-statistic meta:table-count="0" meta:image-count="0" meta:object-count="0" meta:page-count="13" meta:paragraph-count="89" meta:word-count="2132" meta:character-count="17835" meta:non-whitespace-character-count="17768"/>
  </office:meta>
</office:document-meta>
</file>